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0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1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2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13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4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5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6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7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8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19" style:family="paragraph" style:parent-style-name="Standard" style:list-style-name="WW8Num2">
      <style:paragraph-properties>
        <style:tab-stops>
          <style:tab-stop style:position="1.074cm"/>
        </style:tab-stops>
      </style:paragraph-properties>
      <style:text-properties fo:font-weight="normal" style:font-weight-asian="normal" style:font-weight-complex="normal"/>
    </style:style>
    <style:style style:name="P20" style:family="paragraph" style:parent-style-name="Standard">
      <style:paragraph-properties fo:margin-left="1.249cm" fo:margin-right="0cm" fo:text-indent="0cm" style:auto-text-indent="false">
        <style:tab-stops>
          <style:tab-stop style:position="1.074cm"/>
        </style:tab-stops>
      </style:paragraph-properties>
      <style:text-properties style:use-window-font-color="true" fo:font-size="16pt" fo:language="ru" fo:country="RU" fo:font-weight="normal" style:letter-kerning="true" style:font-name-asian="Times New Roman" style:font-size-asian="16pt" style:language-asian="zxx" style:country-asian="none" style:font-weight-asian="normal" style:font-name-complex="Arial1" style:font-size-complex="16pt" style:language-complex="ar" style:country-complex="SA" style:font-weight-complex="normal"/>
    </style:style>
    <style:style style:name="P21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2" style:family="paragraph" style:parent-style-name="Heading_20_1" style:list-style-name="WW8Num2"/>
    <style:style style:name="P23" style:family="paragraph" style:parent-style-name="Heading_20_1" style:list-style-name="WW8Num2"/>
    <style:style style:name="P24" style:family="paragraph" style:parent-style-name="Heading_20_1" style:list-style-name="WW8Num2"/>
    <style:style style:name="P25" style:family="paragraph" style:parent-style-name="Heading_20_1" style:list-style-name="WW8Num2"/>
    <style:style style:name="P26" style:family="paragraph" style:parent-style-name="Heading_20_1" style:list-style-name="WW8Num2"/>
    <style:style style:name="P27" style:family="paragraph" style:parent-style-name="Heading_20_1" style:list-style-name="WW8Num2"/>
    <style:style style:name="P28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29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0" style:family="paragraph" style:parent-style-name="Heading_20_2" style:list-style-name="WW8Num2"/>
    <style:style style:name="P31" style:family="paragraph" style:parent-style-name="Heading_20_2" style:list-style-name="WW8Num2"/>
    <style:style style:name="P32" style:family="paragraph" style:parent-style-name="Heading_20_2" style:list-style-name="WW8Num2"/>
    <style:style style:name="P33" style:family="paragraph" style:parent-style-name="Heading_20_2" style:list-style-name="WW8Num2"/>
    <style:style style:name="T1" style:family="text">
      <style:text-properties style:use-window-font-color="true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7" style:family="text">
      <style:text-properties fo:font-weight="bold"/>
    </style:style>
    <style:style style:name="T8" style:family="text">
      <style:text-properties fo:language="ru" fo:country="RU"/>
    </style:style>
    <style:style style:name="T9" style:family="text">
      <style:text-properties style:letter-kerning="true"/>
    </style:style>
    <style:style style:name="T10" style:family="text">
      <style:text-properties style:font-name-asian="Times New Roman"/>
    </style:style>
    <style:style style:name="T11" style:family="text">
      <style:text-properties style:language-asian="zxx" style:country-asian="none"/>
    </style:style>
    <style:style style:name="T12" style:family="text">
      <style:text-properties style:font-weight-asian="bold"/>
    </style:style>
    <style:style style:name="T13" style:family="text">
      <style:text-properties style:font-name-complex="Arial1"/>
    </style:style>
    <style:style style:name="T14" style:family="text">
      <style:text-properties style:language-complex="ar" style:country-complex="SA"/>
    </style:style>
    <style:style style:name="T15" style:family="text">
      <style:text-properties style:font-weight-complex="bold"/>
    </style:style>
    <style:style style:name="T16" style:family="text">
      <style:text-properties fo:font-size="16pt"/>
    </style:style>
    <style:style style:name="T17" style:family="text">
      <style:text-properties style:font-size-asian="16pt"/>
    </style:style>
    <style:style style:name="T18" style:family="text">
      <style:text-properties style:font-size-complex="16pt"/>
    </style:style>
    <text:list-style style:name="L1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fo:font-family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fo:font-family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fo:font-family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fo:font-family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fo:font-family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fo:font-family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fo:font-family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fo:font-family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fo:font-family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fo:font-family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Пояснительная записка к курсовой работе</text:p>
      <text:p text:style-name="P8"><text:span text:style-name="T5">«</text:span><text:span text:style-name="T6">Сервис-ориентированная архитектура</text:span><text:span text:style-name="T5">»</text:span></text:p>
      <text:p text:style-name="P2"/>
      <text:p text:style-name="P2"/>
      <text:p text:style-name="P2"/>
      <text:p text:style-name="P2"/>
      <text:p text:style-name="P5"><text:span text:style-name="T4">Преподаватель:<text:tab/><text:tab/>Кринкин</text:span><text:span text:style-name="T2"> К.В.</text:span></text:p>
      <text:p text:style-name="P6">Выполнили:<text:tab/><text:tab/>Ерёменок А.В.</text:p>
      <text:p text:style-name="P6">Скрипникова А.С.</text:p>
      <text:p text:style-name="P6">Эмман П.А.</text:p>
      <text:p text:style-name="P6">Свририденко С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><text:soft-page-break/></text:p>
      <text:list text:style-name="WW8Num2">
        <text:list-item>
          <text:h text:style-name="P28" text:outline-level="1">Цель работы</text:h>
        </text:list-item>
      </text:list>
      <text:p text:style-name="P20">ознакомиться, освоить и т.д.</text:p>
      <text:list text:style-name="WW8Num2" text:continue-numbering="true">
        <text:list-item>
          <text:h text:style-name="P22" text:outline-level="1">Постановка задачи</text:h>
          <text:p text:style-name="P13">о библиотеке</text:p>
        </text:list-item>
        <text:list-item>
          <text:h text:style-name="P22" text:outline-level="1">Сервис-ориентированная архитектура</text:h>
          <text:p text:style-name="P13">основные сведения и определения(из методы, вики и т.д.)</text:p>
        </text:list-item>
        <text:list-item>
          <text:h text:style-name="P22" text:outline-level="1">Анализ задачи</text:h>
          <text:list>
            <text:list-item>
              <text:h text:style-name="P30" text:outline-level="2">Содержательная интерпретация</text:h>
              <text:p text:style-name="P13">описание словами по пунктам</text:p>
            </text:list-item>
            <text:list-item>
              <text:h text:style-name="P30" text:outline-level="2">Формальное описание</text:h>
              <text:p text:style-name="P13">DFD</text:p>
            </text:list-item>
          </text:list>
        </text:list-item>
        <text:list-item>
          <text:h text:style-name="P22" text:outline-level="1">Проектирование</text:h>
          <text:list>
            <text:list-item>
              <text:h text:style-name="P30" text:outline-level="2">Выделение процессов и сервисов</text:h>
            </text:list-item>
          </text:list>
          <text:p text:style-name="P13">здесь будет часть про wsdl</text:p>
          <text:list>
            <text:list-item>
              <text:h text:style-name="P30" text:outline-level="2">Согласование и последовательность работы веб-сервисов</text:h>
            </text:list-item>
          </text:list>
          <text:p text:style-name="P13">здесь будет часть про bpel</text:p>
        </text:list-item>
        <text:list-item>
          <text:h text:style-name="P22" text:outline-level="1">Реализация</text:h>
          <text:list>
            <text:list-item>
              <text:p text:style-name="P11">Фрагменты кода веб-сервисов</text:p>
            </text:list-item>
            <text:list-item>
              <text:p text:style-name="P11">Фрагменты кода jsp</text:p>
            </text:list-item>
          </text:list>
        </text:list-item>
        <text:list-item>
          <text:h text:style-name="P22" text:outline-level="1">Контрольный пример</text:h>
          <text:p text:style-name="P19">скриншоты</text:p>
        </text:list-item>
        <text:list-item>
          <text:h text:style-name="P29" text:outline-level="1"><text:span text:style-name="T3"><text:s/></text:span><text:span text:style-name="T3">Вывод</text:span></text:h>
        </text:list-item>
      </text:list>
      <text:p text:style-name="P7">В ходе лабораторной работы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8T23:38:25</dc:date>
    <meta:print-date>2007-10-20T15:01:00</meta:print-date>
    <meta:editing-cycles>220</meta:editing-cycles>
    <meta:editing-duration>PT16H35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5" meta:word-count="106" meta:character-count="833"/>
  </office:meta>
</office:document-meta>
</file>